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8dd5b0040" style:family="table" style:master-page-name="ta-mp-0x7f58dd5b0040">
      <style:table-properties table:display="true" style:writing-mode="lr-tb"/>
    </style:style>
    <style:style style:name="ta-0x7f58dd5b0230" style:family="table" style:master-page-name="ta-mp-0x7f58dd5b0230">
      <style:table-properties table:display="true" style:writing-mode="lr-tb"/>
    </style:style>
    <style:style style:name="ta-0x7f58dd5b0420" style:family="table" style:master-page-name="ta-mp-0x7f58dd5b0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8dd5732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dd5737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dd5734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dd573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96.75pt" style:use-optimal-column-width="true"/>
    </style:style>
    <style:style style:name="ACOL-2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58dd5b0040" table:print="true">
        <office:forms form:automatic-focus="false" form:apply-design-mode="false">
          <form:form/>
        </office:forms>
        <table:table-column table:style-name="ACOL-1" table:number-columns-repeated="9"/>
        <table:table-column table:style-name="ACOL-0"/>
        <table:table-column table:style-name="ACOL-0" table:number-columns-repeated="246"/>
        <table:table-row table:style-name="AROW-1">
          <table:table-cell table:style-name="Gnumeric-default"/>
          <table:table-cell table:style-name="Gnumeric-default" office:value-type="float" office:value="15476">
            <text:p>15476</text:p>
          </table:table-cell>
          <table:table-cell table:style-name="Gnumeric-default" office:value-type="float" office:value="9999">
            <text:p>9999</text:p>
          </table:table-cell>
          <table:table-cell table:style-name="Gnumeric-default" office:value-type="float" office:value="7926">
            <text:p>7926</text:p>
          </table:table-cell>
          <table:table-cell table:style-name="Gnumeric-default" office:value-type="float" office:value="4020">
            <text:p>4020</text:p>
          </table:table-cell>
          <table:table-cell table:style-name="Gnumeric-default" office:value-type="float" office:value="2783">
            <text:p>2783</text:p>
          </table:table-cell>
          <table:table-cell table:style-name="Gnumeric-default" office:value-type="float" office:value="1979">
            <text:p>1979</text:p>
          </table:table-cell>
          <table:table-cell table:style-name="Gnumeric-default"/>
          <table:table-cell table:style-name="ACE-0x7f58dd573798" table:formula="of:=SUM([.A1:.H1])" office:value-type="float" office:value="42183">
            <text:p>42183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/>
          <table:table-cell table:style-name="Gnumeric-default" table:formula="of:=([.B1]/[.I1])*[.I3]" office:value-type="float" office:value="987.634639546737">
            <text:p>987.634639546737</text:p>
          </table:table-cell>
          <table:table-cell table:style-name="Gnumeric-default" table:formula="of:=([.C1]/[.I1])*[.I3]" office:value-type="float" office:value="638.107958182206">
            <text:p>638.107958182206</text:p>
          </table:table-cell>
          <table:table-cell table:style-name="Gnumeric-default" table:formula="of:=([.D1]/[.I1])*[.I3]" office:value-type="float" office:value="505.814949150132">
            <text:p>505.814949150132</text:p>
          </table:table-cell>
          <table:table-cell table:style-name="Gnumeric-default" table:formula="of:=([.E1]/[.I1])*[.I3]" office:value-type="float" office:value="256.545053694616">
            <text:p>256.545053694616</text:p>
          </table:table-cell>
          <table:table-cell table:style-name="Gnumeric-default" table:formula="of:=([.F1]/[.I1])*[.I3]" office:value-type="float" office:value="177.603205082616">
            <text:p>177.603205082616</text:p>
          </table:table-cell>
          <table:table-cell table:style-name="Gnumeric-default" table:formula="of:=([.G1]/[.I1])*[.I3]" office:value-type="float" office:value="126.294194343693">
            <text:p>126.294194343693</text:p>
          </table:table-cell>
          <table:table-cell table:style-name="Gnumeric-default"/>
          <table:table-cell table:style-name="ACE-0x7f58dd573798" table:formula="of:=SUM([.A2:.H2])" office:value-type="float" office:value="2692">
            <text:p>2692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181">
            <text:p>1181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381">
            <text:p>381</text:p>
          </table:table-cell>
          <table:table-cell table:style-name="Gnumeric-default" office:value-type="float" office:value="194">
            <text:p>194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45">
            <text:p>145</text:p>
          </table:table-cell>
          <table:table-cell table:style-name="Gnumeric-default"/>
          <table:table-cell table:style-name="ACE-0x7f58dd573798" office:value-type="float" office:value="2692">
            <text:p>2692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/>
          <table:table-cell table:style-name="Gnumeric-default" table:formula="of:=(([.B3]-[.B2])*([.B3]-[.B2]))/[.B2]" office:value-type="float" office:value="37.858294075611">
            <text:p>37.858294075611</text:p>
          </table:table-cell>
          <table:table-cell table:style-name="Gnumeric-default" table:formula="of:=(([.C3]-[.C2])*([.C3]-[.C2]))/[.C2]" office:value-type="float" office:value="4.09338789159605">
            <text:p>4.09338789159605</text:p>
          </table:table-cell>
          <table:table-cell table:style-name="Gnumeric-default" table:formula="of:=(([.D3]-[.D2])*([.D3]-[.D2]))/[.D2]" office:value-type="float" office:value="30.7993497573081">
            <text:p>30.7993497573081</text:p>
          </table:table-cell>
          <table:table-cell table:style-name="Gnumeric-default" table:formula="of:=(([.E3]-[.E2])*([.E3]-[.E2]))/[.E2]" office:value-type="float" office:value="15.2483304017197">
            <text:p>15.2483304017197</text:p>
          </table:table-cell>
          <table:table-cell table:style-name="Gnumeric-default" table:formula="of:=(([.F3]-[.F2])*([.F3]-[.F2]))/[.F2]" office:value-type="float" office:value="13.8537925220636">
            <text:p>13.8537925220636</text:p>
          </table:table-cell>
          <table:table-cell table:style-name="Gnumeric-default" table:formula="of:=(([.G3]-[.G2])*([.G3]-[.G2]))/[.G2]" office:value-type="float" office:value="2.77057205257831">
            <text:p>2.77057205257831</text:p>
          </table:table-cell>
          <table:table-cell table:style-name="Gnumeric-default"/>
          <table:table-cell table:style-name="Gnumeric-default" table:formula="of:=SUM([.A4:.H4])" office:value-type="float" office:value="104.623726700877">
            <text:p>104.623726700877</text:p>
          </table:table-cell>
          <table:table-cell table:number-columns-repeated="247" table:style-name="Gnumeric-default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7f58dd5b0230" table:print="true">
        <office:forms form:automatic-focus="false" form:apply-design-mode="false">
          <form:form/>
        </office:forms>
        <table:table-column table:default-cell-style-name="ACE-0x7f58dd57342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f58dd5b0420" table:print="true">
        <office:forms form:automatic-focus="false" form:apply-design-mode="false">
          <form:form/>
        </office:forms>
        <table:table-column table:default-cell-style-name="ACE-0x7f58dd57354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8dd5141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8dd514f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8dd522c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58dd5b0040" style:display-name="Sheet1" style:page-layout-name="pl-0x7f58dd5141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8dd5b0230" style:display-name="Sheet2" style:page-layout-name="pl-0x7f58dd514f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8dd5b0420" style:display-name="Sheet3" style:page-layout-name="pl-0x7f58dd522c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5-05T14:26:27Z</dc:date>
    <meta:creation-date>2015-05-05T10:36:57Z</meta:creation-date>
    <meta:generator>gnumeric/1.12.9</meta:generator>
  </office:meta>
</office:document-meta>
</file>